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51.35mm"/>
    </style:style>
    <style:style style:name="co3" style:family="table-column">
      <style:table-column-properties fo:break-before="auto" style:column-width="127.35mm"/>
    </style:style>
    <style:style style:name="co4" style:family="table-column">
      <style:table-column-properties fo:break-before="auto" style:column-width="46.11mm"/>
    </style:style>
    <style:style style:name="co5" style:family="table-column">
      <style:table-column-properties fo:break-before="auto" style:column-width="50.84mm"/>
    </style:style>
    <style:style style:name="co6" style:family="table-column">
      <style:table-column-properties fo:break-before="auto" style:column-width="41.89mm"/>
    </style:style>
    <style:style style:name="co7" style:family="table-column">
      <style:table-column-properties fo:break-before="auto" style:column-width="44.29mm"/>
    </style:style>
    <style:style style:name="co8" style:family="table-column">
      <style:table-column-properties fo:break-before="auto" style:column-width="63.71mm"/>
    </style:style>
    <style:style style:name="co9" style:family="table-column">
      <style:table-column-properties fo:break-before="auto" style:column-width="78.3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42mm" fo:break-before="auto" style:use-optimal-row-height="fals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8.15mm" fo:break-before="auto" style:use-optimal-row-height="false"/>
    </style:style>
    <style:style style:name="ro5" style:family="table-row">
      <style:table-row-properties style:row-height="21.06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21.75mm" fo:break-before="auto" style:use-optimal-row-height="false"/>
    </style:style>
    <style:style style:name="ro8" style:family="table-row">
      <style:table-row-properties style:row-height="23.87mm" fo:break-before="auto" style:use-optimal-row-height="false"/>
    </style:style>
    <style:style style:name="ro9" style:family="table-row">
      <style:table-row-properties style:row-height="16.32mm" fo:break-before="auto" style:use-optimal-row-height="false"/>
    </style:style>
    <style:style style:name="ro10" style:family="table-row">
      <style:table-row-properties style:row-height="14.98mm" fo:break-before="auto" style:use-optimal-row-height="false"/>
    </style:style>
    <style:style style:name="ro11" style:family="table-row">
      <style:table-row-properties style:row-height="19.65mm" fo:break-before="auto" style:use-optimal-row-height="false"/>
    </style:style>
    <style:style style:name="ro12" style:family="table-row">
      <style:table-row-properties style:row-height="21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6"/>
        <table:table-column table:style-name="co7" table:default-cell-style-name="ce9"/>
        <table:table-column table:style-name="co8" table:default-cell-style-name="ce6"/>
        <table:table-column table:style-name="co9" table:default-cell-style-name="ce6"/>
        <table:table-row table:style-name="ro1">
          <table:table-cell table:style-name="ce4"/>
          <table:table-cell table:style-name="ce5" office:value-type="string" calcext:value-type="string">
            <text:p>Esito Preferenze</text:p>
          </table:table-cell>
          <table:table-cell table:style-name="ce5" office:value-type="string" calcext:value-type="string">
            <text:p>Causa respinta preferenze</text:p>
          </table:table-cell>
          <table:table-cell table:style-name="ce5" office:value-type="string" calcext:value-type="string">
            <text:p>CFU</text:p>
          </table:table-cell>
          <table:table-cell table:style-name="ce5" office:value-type="string" calcext:value-type="string">
            <text:p>Elaborati rimanenti</text:p>
          </table:table-cell>
          <table:table-cell table:style-name="ce5" office:value-type="string" calcext:value-type="string">
            <text:p>Num preferenze</text:p>
          </table:table-cell>
          <table:table-cell table:style-name="ce10" office:value-type="string" calcext:value-type="string">
            <text:p>Num docenti preferenze</text:p>
          </table:table-cell>
          <table:table-cell table:style-name="ce13" office:value-type="string" calcext:value-type="string">
            <text:p>Num docenti elaborati rimanenti</text:p>
          </table:table-cell>
          <table:table-cell table:style-name="ce5" office:value-type="string" calcext:value-type="string">
            <text:p>Num assegnazioni di quest’anno al docente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Una accolta [prop. PREF]</text:p>
          </table:table-cell>
          <table:table-cell table:style-name="ce7" office:value-type="string" calcext:value-type="string">
            <text:p>Una dal sistema [SINGLE] [if ONLYONE and not PREF] [prop. MAGG9]</text:p>
          </table:table-cell>
          <table:table-cell table:style-name="ce7" office:value-type="string" calcext:value-type="string">
            <text:p>&lt; N [SINGLE]</text:p>
          </table:table-cell>
          <table:table-cell table:style-name="ce7" office:value-type="string" calcext:value-type="string">
            <text:p>0 [ERR] [if ALL_R]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&lt; 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Tutte respinte [prop. ALL_R]</text:p>
          </table:table-cell>
          <table:table-cell table:style-name="ce7" office:value-type="string" calcext:value-type="string">
            <text:p>Una dal docente [SINGLE] [if ONLYONE and not PREF]</text:p>
          </table:table-cell>
          <table:table-cell table:style-name="ce7" office:value-type="string" calcext:value-type="string">
            <text:p>Pari ad N [SINGLE]</text:p>
          </table:table-cell>
          <table:table-cell table:style-name="ce7" office:value-type="string" calcext:value-type="string">
            <text:p>&gt; 0</text:p>
          </table:table-cell>
          <table:table-cell table:style-name="ce7" office:value-type="string" calcext:value-type="string">
            <text:p>1 [prop. ONLYONE]</text:p>
          </table:table-cell>
          <table:table-cell table:style-name="ce7" office:value-type="string" calcext:value-type="string">
            <text:p>&gt; 1 [SINGLE] [if MANY]</text:p>
          </table:table-cell>
          <table:table-cell table:style-name="ce7" office:value-type="string" calcext:value-type="string">
            <text:p>&gt; 1 [SINGLE] [if ALL_R]</text:p>
          </table:table-cell>
          <table:table-cell table:style-name="ce7" office:value-type="string" calcext:value-type="string">
            <text:p>Pari a 9 [SINGLE]</text:p>
          </table:table-cell>
        </table:table-row>
        <table:table-row table:style-name="ro1">
          <table:table-cell table:style-name="ce4"/>
          <table:table-cell table:style-name="ce8"/>
          <table:table-cell table:style-name="ce8" office:value-type="string" calcext:value-type="string">
            <text:p>Sistema o docente [if MANY]</text:p>
          </table:table-cell>
          <table:table-cell table:style-name="ce8" office:value-type="string" calcext:value-type="string">
            <text:p>&gt; N</text:p>
          </table:table-cell>
          <table:table-cell table:style-name="ce8"/>
          <table:table-cell table:style-name="ce8" office:value-type="string" calcext:value-type="string">
            <text:p>&gt; 1 [prop. MANY]</text:p>
          </table:table-cell>
          <table:table-cell table:style-name="ce8" table:number-columns-repeated="2"/>
          <table:table-cell table:style-name="ce8" office:value-type="string" calcext:value-type="string">
            <text:p>&gt; 9 [SINGLE] [if MAGG9]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5" office:value-type="string" calcext:value-type="string">
            <text:p>Test case ID</text:p>
          </table:table-cell>
          <table:table-cell table:style-name="ce5" office:value-type="string" calcext:value-type="string">
            <text:p>Descrizione</text:p>
          </table:table-cell>
          <table:table-cell table:style-name="ce5" office:value-type="string" calcext:value-type="string">
            <text:p>Precondizioni</text:p>
          </table:table-cell>
          <table:table-cell table:style-name="ce5" office:value-type="string" calcext:value-type="string">
            <text:p>Input</text:p>
          </table:table-cell>
          <table:table-cell table:style-name="ce5" office:value-type="string" calcext:value-type="string">
            <text:p>Output attesi</text:p>
          </table:table-cell>
          <table:table-cell table:style-name="ce5" office:value-type="string" calcext:value-type="string">
            <text:p>Postcondizioni attese</text:p>
          </table:table-cell>
          <table:table-cell table:style-name="ce5" office:value-type="string" calcext:value-type="string">
            <text:p>Output ottenuti</text:p>
          </table:table-cell>
          <table:table-cell table:style-name="ce5" office:value-type="string" calcext:value-type="string">
            <text:p>Postcondizioni ottenute</text:p>
          </table:table-cell>
          <table:table-cell table:style-name="ce5" office:value-type="string" calcext:value-type="string">
            <text:p>Esito (FAIL|PAS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a sola preferenza specificata ed accolta</text:p>
          </table:table-cell>
          <table:table-cell office:value-type="string" calcext:value-type="string">
            <text:p>DB = {STUDENTE 1 180 CFU, ELABORATO 1 “Ingegneria del software” docente 1, DOCENTE 1}</text:p>
          </table:table-cell>
          <table:table-cell office:value-type="string" calcext:value-type="string">
            <text:p>Richiesta(Studente 1, [Elaborato 1])</text:p>
          </table:table-cell>
          <table:table-cell office:value-type="string" calcext:value-type="string">
            <text:p>Assegnazione(Studente 1, Elaborato 1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(Studente 1, Elaborato 1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iù preferenze specificate relative ad un solo docente ed una accolta con almeno una respinta</text:p>
          </table:table-cell>
          <table:table-cell office:value-type="string" calcext:value-type="string">
            <text:p>DB = {STUDENTE 1 180 CFU, ELABORATO 1 “Ingegneria del software” docente 1, ELABORATO 2 “Sistemi operativi” docente 1, ELABORATO 3 “Reti di calcolatori” docente 1, DOCENTE 1}</text:p>
          </table:table-cell>
          <table:table-cell office:value-type="string" calcext:value-type="string">
            <text:p>Richiesta(Studente 1, [Elaborato 1, Elaborato 2, Elaborato 3])</text:p>
          </table:table-cell>
          <table:table-cell office:value-type="string" calcext:value-type="string">
            <text:p>Assegnazione(Studente 1, Elaborato 3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(Studente 1, Elaborato 3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iù preferenze specificate relative a più docenti ed una accolta con almeno una respinta</text:p>
          </table:table-cell>
          <table:table-cell office:value-type="string" calcext:value-type="string">
            <text:p>DB = {STUDENTE 1 180 CFU, ELABORATO 1 “Ingegneria del software” docente 1, ELABORATO 2 “Sistemi operativi” docente 1, ELABORATO 3 “Reti di calcolatori” docente 2, DOCENTE 1, DOCENTE 2}</text:p>
          </table:table-cell>
          <table:table-cell office:value-type="string" calcext:value-type="string">
            <text:p>Richiesta(Studente 1, [Elaborato 1, Elaborato 2, Elaborato 3])</text:p>
          </table:table-cell>
          <table:table-cell office:value-type="string" calcext:value-type="string">
            <text:p>Assegnazione(Studente 1, Elaborato 3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(Studente 1, Elaborato 3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Una sola preferenza specificata e respinta dal sistema a causa del numero di assegnazioni di quest’anno al docente</text:p>
          </table:table-cell>
          <table:table-cell office:value-type="string" calcext:value-type="string">
            <text:p>DB = {STUDENTE 1 180 CFU, ELABORATO 1 “Ingegneria del software” docente 1, ELABORATO 2 “Sistemi operativi” docente 1, DOCENTE 1, “entità tali che il docente 1 abbia già più di 9 assegnazioni per quest’anno”}</text:p>
          </table:table-cell>
          <table:table-cell office:value-type="string" calcext:value-type="string">
            <text:p>Richiesta(Studente 1, [Elaborato 1])</text:p>
          </table:table-cell>
          <table:table-cell office:value-type="string" calcext:value-type="string">
            <text:p>Assegnazione(Studente 1, Elaborato 2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(Studente 1, Elaborato 2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Una sola preferenza specificata e respinta dal docente</text:p>
          </table:table-cell>
          <table:table-cell office:value-type="string" calcext:value-type="string">
            <text:p>DB = {STUDENTE 1 180 CFU, ELABORATO 1 “Ingegneria del software” docente 1, ELABORATO 2 “Sistemi operativi” docente 1, DOCENTE 1}</text:p>
          </table:table-cell>
          <table:table-cell office:value-type="string" calcext:value-type="string">
            <text:p>Richiesta(Studente 1, [Elaborato 1])</text:p>
          </table:table-cell>
          <table:table-cell office:value-type="string" calcext:value-type="string">
            <text:p>Assegnazione(Studente 1, Elaborato 2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(Studente 1, Elaborato 2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Più preferenze specificate relative ad un solo docente e tutte respinte, elaborati rimanenti relativi ad un solo docente</text:p>
          </table:table-cell>
          <table:table-cell office:value-type="string" calcext:value-type="string">
            <text:p>DB = {STUDENTE 1 180 CFU, ELABORATO 1 “Ingegneria del software” docente 1, ELABORATO 2 “Sistemi operativi” docente 1, ELABORATO 3 “Reti di calcolatori” docente 1, ELABORATO 4 “Elettronica generale” docente 1, DOCENTE 1}</text:p>
          </table:table-cell>
          <table:table-cell office:value-type="string" calcext:value-type="string">
            <text:p>Richiesta(Studente 1, [Elaborato 1, Elaborato 2, Elaborato 3])</text:p>
          </table:table-cell>
          <table:table-cell office:value-type="string" calcext:value-type="string">
            <text:p>Assegnazione(Studente 1, Elaborato 4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(Studente 1, Elaborato 4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Più preferenze specificate relative ad un solo docente e tutte respinte, elaborati rimanenti relativi a più docenti</text:p>
          </table:table-cell>
          <table:table-cell office:value-type="string" calcext:value-type="string">
            <text:p>DB = {STUDENTE 1 180 CFU, ELABORATO 1 “Ingegneria del software” docente 1, ELABORATO 2 “Sistemi operativi” docente 1, ELABORATO 3 “Reti di calcolatori” docente 2, ELABORATO 4 “Elettronica generale” docente 3, DOCENTE 1, DOCENTE 2, DOCENTE 3}</text:p>
          </table:table-cell>
          <table:table-cell office:value-type="string" calcext:value-type="string">
            <text:p>Richiesta(Studente 1, [Elaborato 1, Elaborato 2])</text:p>
          </table:table-cell>
          <table:table-cell office:value-type="string" calcext:value-type="string">
            <text:p>Assegnazione(Studente 1, Elaborato 3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(Studente 1, Elaborato 3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Studente con CFU Insufficienti</text:p>
          </table:table-cell>
          <table:table-cell office:value-type="string" calcext:value-type="string">
            <text:p>DB = {STUDENTE 1 170 CFU, ELABORATO 1 “Ingegneria del software” docente 1, DOCENTE 1}</text:p>
          </table:table-cell>
          <table:table-cell office:value-type="string" calcext:value-type="string">
            <text:p>Richiesta(Studente 1, [Elaborato 1])</text:p>
          </table:table-cell>
          <table:table-cell office:value-type="string" calcext:value-type="string">
            <text:p>Nessuna assegnazi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ElaboratoException(“CFU Insufficienti”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Studente con CFU appena sufficienti, preferenza accolta</text:p>
          </table:table-cell>
          <table:table-cell office:value-type="string" calcext:value-type="string">
            <text:p>DB = {STUDENTE 1 177 CFU, ELABORATO 1 “Ingegneria del software” docente 1, DOCENTE 1}</text:p>
          </table:table-cell>
          <table:table-cell office:value-type="string" calcext:value-type="string">
            <text:p>Richiesta(Studente 1, [Elaborato 1])</text:p>
          </table:table-cell>
          <table:table-cell office:value-type="string" calcext:value-type="string">
            <text:p>Assegnazione(Studente 1, Elaborato 1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(Studente 1, Elaborato 1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Più preferenze specificate relative ad un solo docente e tutte respinte, nessun elaborato rimanente</text:p>
          </table:table-cell>
          <table:table-cell office:value-type="string" calcext:value-type="string">
            <text:p>DB = {STUDENTE 1 180 CFU, ELABORATO 1 “Ingegneria del software” docente 1, ELABORATO 2 “Sistemi operativi” docente 1, ELABORATO 3 “Reti di calcolatori” docente 1, DOCENTE 1}</text:p>
          </table:table-cell>
          <table:table-cell office:value-type="string" calcext:value-type="string">
            <text:p>Richiesta(Studente 1, [Elaborato 1, Elaborato 2, Elaborato 3])</text:p>
          </table:table-cell>
          <table:table-cell office:value-type="string" calcext:value-type="string">
            <text:p>Nessuna assegnazi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ElaboratoException(“Nessun elaborato rimanente”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Nessuna preferenza</text:p>
          </table:table-cell>
          <table:table-cell office:value-type="string" calcext:value-type="string">
            <text:p>DB = {STUDENTE 1 180 CFU, ELABORATO 1 “Ingegneria del software” docente 1, DOCENTE 1}</text:p>
          </table:table-cell>
          <table:table-cell office:value-type="string" calcext:value-type="string">
            <text:p>Richiesta(Studente 1, [])</text:p>
          </table:table-cell>
          <table:table-cell office:value-type="string" calcext:value-type="string">
            <text:p>Assegnazione(Studente 1, Elaborato 1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(Studente 1, Elaborato 1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Una sola preferenza specificata ed accolta, relativa ad un docente che ha esattamente 9 assegnazioni</text:p>
          </table:table-cell>
          <table:table-cell office:value-type="string" calcext:value-type="string">
            <text:p>DB = {STUDENTE 1 180 CFU, ELABORATO 1 “Ingegneria del software” docente 1, DOCENTE 1, “entità tali che il docente 1 abbia esattamente 9 assegnazioni per quest’anno”}</text:p>
          </table:table-cell>
          <table:table-cell office:value-type="string" calcext:value-type="string">
            <text:p>Richiesta(Studente 1, [Elaborato 1])</text:p>
          </table:table-cell>
          <table:table-cell office:value-type="string" calcext:value-type="string">
            <text:p>Assegnazione(Studente 1, Elaborato 1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segnazione(Studente 1, Elaborato 1, dataDelGiorn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0:16:06.21772792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0:09:32.235308519</meta:creation-date>
    <meta:generator>LibreOffice/6.1.6.3$Linux_X86_64 LibreOffice_project/10$Build-3</meta:generator>
    <dc:date>2020-02-06T10:16:27.062623210</dc:date>
    <meta:editing-duration>PT4H24M13S</meta:editing-duration>
    <meta:editing-cycles>59</meta:editing-cycles>
    <meta:document-statistic meta:table-count="1" meta:cell-count="145" meta:object-count="0"/>
  </office:meta>
</office:document-meta>
</file>